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start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 style:list-style-name="L1">
      <style:paragraph-properties fo:line-height="150%" fo:text-align="start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ett Worley</text:p>
      <text:p text:style-name="P1">CEG-3110-01</text:p>
      <text:p text:style-name="P3">Project 1 Requirements</text:p>
      <text:p text:style-name="P2"/>
      <text:list xml:id="list11435424611" text:style-name="L1">
        <text:list-item>
          <text:p text:style-name="P4">The program shall roll a given number of six-sided dice randomly.</text:p>
        </text:list-item>
        <text:list-item>
          <text:p text:style-name="P4">The program shall ask the user to input the number of dice to roll.</text:p>
        </text:list-item>
        <text:list-item>
          <text:p text:style-name="P4">The output of the dice being rolled must be random.</text:p>
        </text:list-item>
        <text:list-item>
          <text:p text:style-name="P4">The program will print out the results of the dice rolls to the us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loext:contextual-spacing="false"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0972in" fo:margin-bottom="0.0835in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ett </meta:initial-creator>
    <meta:creation-date>2015-09-07T15:31:43.945192555</meta:creation-date>
    <dc:date>2015-09-09T15:55:41</dc:date>
    <meta:editing-duration>PT7H7M6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1" meta:paragraph-count="7" meta:word-count="59" meta:character-count="305" meta:non-whitespace-character-count="257"/>
  </office:meta>
</office:document-meta>
</file>